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InstanceStateChangeEvent.setOldState( shor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StateChangeEvent.getOld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StateChangeEvent.getNew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StateChangeEvent.setNewState( shor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StateChangeEvent.ProcessInstanceStateChang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